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Dot" svg:stroke-color="#000000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3cm" svg:height="13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.5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.5cm" svg:y="1.538cm">
          <draw:text-box>
            <text:p text:style-name="P3">View</text:p>
          </draw:text-box>
        </draw:frame>
        <draw:line draw:style-name="gr4" draw:text-style-name="P5" draw:layer="layout" svg:x1="2.5cm" svg:y1="2.5cm" svg:x2="25.5cm" svg:y2="2.5cm">
          <text:p/>
        </draw:line>
        <draw:custom-shape draw:style-name="gr5" draw:text-style-name="P3" draw:layer="layout" svg:width="5cm" svg:height="1cm" svg:x="8cm" svg:y="3.6cm">
          <text:p text:style-name="P3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.5cm" svg:y="4.038cm">
          <draw:text-box>
            <text:p>DevA</text:p>
          </draw:text-box>
        </draw:frame>
        <draw:custom-shape draw:style-name="gr6" draw:text-style-name="P7" draw:layer="layout" svg:width="17cm" svg:height="4cm" svg:x="8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.5cm" svg:y="11.5cm">
          <draw:text-box>
            <text:p>Messages</text:p>
          </draw:text-box>
        </draw:frame>
        <draw:frame draw:style-name="gr7" draw:text-style-name="P6" draw:layer="layout" svg:width="0.502cm" svg:height="1.17cm" svg:x="18.982cm" svg:y="10.5cm">
          <draw:text-box>
            <text:p/>
          </draw:text-box>
        </draw:frame>
        <draw:frame draw:style-name="gr8" draw:text-style-name="P6" draw:layer="layout" svg:width="17cm" svg:height="1.038cm" svg:x="8cm" svg:y="10cm">
          <draw:text-box>
            <text:p>12/06 16:28 <text:s text:c="2"/>Start downloading profi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31:26.286906400</dc:date>
    <meta:editing-duration>PT1H2M21S</meta:editing-duration>
    <meta:editing-cycles>2</meta:editing-cycles>
    <meta:generator>LibreOffice/7.4.7.2$Linux_X86_64 LibreOffice_project/40$Build-2</meta:generator>
    <meta:document-statistic meta:object-count="36"/>
  </office:meta>
</office:document-meta>
</file>